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2AB039DEB1E151B1C79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14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521cm"/>
    </style:style>
    <style:style style:name="pr1" style:family="presentation" style:parent-style-name="candle2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color="#ffffff" style:font-name="Segoe UI" fo:font-size="26pt" fo:text-shadow="none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ffffff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start" fo:text-indent="0cm" style:text-autospace="none"/>
    </style:style>
    <style:style style:name="P7" style:family="paragraph">
      <loext:graphic-properties draw:fill="none" draw:fill-color="#ffffff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ffffff" style:font-name="Segoe UI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ffffff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ffffff" style:font-name="Segoe UI" fo:font-size="32pt" fo:font-style="normal" fo:text-shadow="1pt 1pt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4" style:family="text">
      <style:text-properties fo:color="#ffffff" style:font-name="Segoe UI" fo:font-size="26pt" fo:font-style="italic" fo:text-shadow="1pt 1pt" fo:font-weight="normal" style:font-name-asian="Segoe UI1" style:font-size-asian="26pt" style:font-style-asian="italic" style:font-weight-asian="normal" style:font-name-complex="Segoe UI1" style:font-size-complex="26pt" style:font-style-complex="italic" style:font-weight-complex="normal"/>
    </style:style>
    <style:style style:name="T5" style:family="text">
      <style:text-properties fo:color="#ffffff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6" style:family="text">
      <style:text-properties fo:color="#ffffff" style:font-name="Segoe UI" fo:font-size="32pt" fo:text-shadow="none" fo:font-weight="bold" style:font-name-asian="Segoe UI1" style:font-size-asian="32pt" style:font-weight-asian="bold" style:font-name-complex="Segoe UI1" style:font-size-complex="32pt" style:font-weight-complex="bold"/>
    </style:style>
    <style:style style:name="T7" style:family="text">
      <style:text-properties fo:color="#ffffff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8" style:family="text">
      <style:text-properties fo:color="#ffffff" style:font-name="Segoe UI" fo:font-size="36pt" fo:text-shadow="1pt 1pt" fo:font-weight="bold" style:font-name-asian="Segoe UI1" style:font-size-asian="36pt" style:font-weight-asian="bold" style:font-name-complex="Segoe UI1" style:font-size-complex="36pt" style:font-weight-complex="bold"/>
    </style:style>
    <style:style style:name="T9" style:family="text">
      <style:text-properties fo:color="#ffffff" style:font-name="Segoe UI" fo:font-size="26pt" fo:text-shadow="none" fo:font-weight="bold" style:font-name-asian="Segoe UI1" style:font-size-asian="26pt" style:font-weight-asian="bold" style:font-name-complex="Segoe UI1" style:font-size-complex="26pt" style:font-weight-complex="bold"/>
    </style:style>
    <style:style style:name="T10" style:family="text">
      <style:text-properties fo:color="#ffffff" style:font-name="Segoe UI Semibold" fo:font-size="20pt" fo:text-shadow="none" fo:font-weight="normal" style:font-name-asian="Segoe UI1" style:font-size-asian="20pt" style:font-weight-asian="normal" style:font-name-complex="Segoe UI1" style:font-size-complex="20pt" style:font-weight-complex="normal"/>
    </style:style>
    <style:style style:name="T11" style:family="text">
      <style:text-properties fo:color="#ffffff" style:font-name="Segoe UI" fo:font-size="16pt" fo:text-shadow="1pt 1pt" fo:font-weight="normal" style:font-name-asian="Segoe UI1" style:font-size-asian="16pt" style:font-weight-asian="normal" style:font-name-complex="Segoe UI1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andle2" presentation:presentation-page-layout-name="AL1T0">
        <draw:frame draw:style-name="gr1" draw:text-style-name="P2" draw:layer="layout" svg:width="22.098cm" svg:height="3.063cm" svg:x="0.762cm" svg:y="0.762cm">
          <draw:text-box>
            <text:p text:style-name="P1"><text:span text:style-name="T1">Hymn #363</text:span></text:p>
            <text:p text:style-name="P1"><text:span text:style-name="T2">“</text:span><text:span text:style-name="T2">Silent Night, Holy Night”</text:span><text:span text:style-name="T3"> </text:span><text:span text:style-name="T4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andle2" presentation:presentation-page-layout-name="AL1T0">
        <draw:frame draw:style-name="gr3" draw:text-style-name="P4" draw:layer="layout" svg:width="22.098cm" svg:height="10.391cm" svg:x="0.512cm" svg:y="0.741cm">
          <draw:text-box>
            <text:p text:style-name="P1"><text:span text:style-name="T5">1.</text:span><text:span text:style-name="T6"> </text:span><text:span text:style-name="T7">Silent night, holy night!</text:span><text:span text:style-name="T7"><text:line-break/></text:span><text:span text:style-name="T7">All is calm, all is bright</text:span><text:span text:style-name="T7"><text:line-break/></text:span><text:span text:style-name="T7">Round yon virgin mother and </text:span><text:span text:style-name="T8">child.</text:span><text:span text:style-name="T7"><text:line-break/></text:span><text:span text:style-name="T7">Holy Infant, so tender and </text:span><text:span text:style-name="T8">mild,</text:span><text:span text:style-name="T7"><text:line-break/></text:span><text:span text:style-name="T7">Sleep in heavenly peace,</text:span><text:span text:style-name="T7"><text:line-break/></text:span><text:span text:style-name="T7">Sleep in heavenly peace.</text:span><text:span text:style-name="T6"> </text:span><text:span text:style-name="T9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andle2" presentation:presentation-page-layout-name="AL1T0">
        <draw:frame draw:style-name="gr4" draw:text-style-name="P5" draw:layer="layout" svg:width="22.098cm" svg:height="10.772cm" svg:x="0.508cm" svg:y="0.762cm">
          <draw:text-box>
            <text:p text:style-name="P1"><text:span text:style-name="T5">2.</text:span><text:span text:style-name="T7"> Silent night, holy night!</text:span><text:span text:style-name="T7"><text:line-break/></text:span><text:span text:style-name="T7">Shepherds quake at the sight;</text:span><text:span text:style-name="T7"><text:line-break/></text:span><text:span text:style-name="T7">Glories stream from heaven afar,</text:span><text:span text:style-name="T7"><text:line-break/></text:span><text:span text:style-name="T7">Heav’nly hosts sing, Alleluia!</text:span><text:span text:style-name="T7"><text:line-break/></text:span><text:span text:style-name="T7">Christ, the Savior, is born!</text:span><text:span text:style-name="T7"><text:line-break/></text:span><text:span text:style-name="T7">Christ, the Savior, is born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andle2" presentation:presentation-page-layout-name="AL1T0">
        <draw:frame draw:style-name="gr5" draw:text-style-name="P7" draw:layer="layout" svg:width="22.098cm" svg:height="13.771cm" svg:x="0.762cm" svg:y="0.762cm">
          <draw:text-box>
            <text:p text:style-name="P1"><text:span text:style-name="T5">3.</text:span><text:span text:style-name="T7"> Silent night, holy night!</text:span><text:span text:style-name="T7"><text:line-break/></text:span><text:span text:style-name="T7">Son of God, love’s pure light</text:span><text:span text:style-name="T8"><text:line-break/></text:span><text:span text:style-name="T7">Radiant beams from Thy holy</text:span><text:span text:style-name="T8"> face</text:span><text:span text:style-name="T8"><text:line-break/></text:span><text:span text:style-name="T7">With the dawn of redeeming </text:span><text:span text:style-name="T8">grace,</text:span><text:span text:style-name="T8"><text:line-break/></text:span><text:span text:style-name="T7">Jesus, Lord, at Thy birth,</text:span><text:span text:style-name="T7"><text:line-break/></text:span><text:span text:style-name="T7">Jesus, Lord, at Thy birth.</text:span></text:p>
            <text:p text:style-name="P6"><text:span text:style-name="T8"/></text:p>
            <text:p text:style-name="P6"><text:span text:style-name="T10"><text:s text:c="10"/></text:span><text:span text:style-name="T10">Public Domain</text:span></text:p>
            <text:p text:style-name="P6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00000002AB039DEB1E151B1C7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ndle2-background" style:family="presentation">
      <style:graphic-properties draw:stroke="none" draw:fill="bitmap" draw:fill-image-name="background" style:repeat="stretch"/>
      <style:text-properties style:letter-kerning="true"/>
    </style:style>
    <style:style style:name="cand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ndl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dle2-outline1" style:family="presentation">
      <style:graphic-properties draw:stroke="none" draw:fill="none" draw:auto-grow-height="false" draw:fit-to-size="shrink-to-fit" style:shrink-to-fit="true">
        <text:list-style style:name="candl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le2-outline2" style:family="presentation" style:parent-style-name="candle2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candle2-outline3" style:family="presentation" style:parent-style-name="candle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andle2-outline4" style:family="presentation" style:parent-style-name="candle2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andle2-outline5" style:family="presentation" style:parent-style-name="candle2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6" style:family="presentation" style:parent-style-name="candle2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7" style:family="presentation" style:parent-style-name="candle2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8" style:family="presentation" style:parent-style-name="candle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9" style:family="presentation" style:parent-style-name="candle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subtitle" style:family="presentation">
      <style:graphic-properties draw:stroke="none" draw:fill="none" draw:textarea-vertical-align="middle">
        <text:list-style style:name="candl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le2-title" style:family="presentation">
      <style:graphic-properties draw:stroke="none" draw:fill="none" draw:textarea-vertical-align="middle">
        <text:list-style style:name="candl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candle2-backgroundobjects">
      <style:graphic-properties draw:stroke="none" draw:fill="none" draw:fill-color="#ffffff" draw:auto-grow-height="false" fo:min-height="1.449cm"/>
    </style:style>
    <style:style style:name="Mpr2" style:family="presentation" style:parent-style-name="candle2-backgroundobjects">
      <style:graphic-properties draw:stroke="none" draw:fill="none" draw:fill-color="#ffffff" draw:auto-grow-height="false" fo:min-height="1.397cm"/>
    </style:style>
    <style:style style:name="Mpr3" style:family="presentation" style:parent-style-name="candle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candle2" style:page-layout-name="PM1" draw:style-name="Mdp1">
      <draw:frame presentation:style-name="candle2-title" draw:layer="backgroundobjects" svg:width="25.199cm" svg:height="2.63cm" svg:x="1.4cm" svg:y="0.627cm" presentation:class="title" presentation:placeholder="true">
        <draw:text-box/>
      </draw:frame>
      <draw:frame presentation:style-name="candle2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ndle2-title" draw:layer="backgroundobjects" svg:width="13.968cm" svg:height="10.476cm" svg:x="3.81cm" svg:y="2.123cm" presentation:class="page"/>
        <draw:frame presentation:style-name="candle2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1T22:31:15.029000000</meta:creation-date>
    <dc:title>candle2</dc:title>
    <meta:editing-duration>PT56M44S</meta:editing-duration>
    <meta:editing-cycles>8</meta:editing-cycles>
    <meta:generator>LibreOffice/6.0.7.3$Windows_X86_64 LibreOffice_project/dc89aa7a9eabfd848af146d5086077aeed2ae4a5</meta:generator>
    <meta:initial-creator>Arthur Hoch</meta:initial-creator>
    <dc:date>2018-12-20T11:34:44.507000000</dc:date>
    <meta:document-statistic meta:object-count="33"/>
    <meta:template xlink:type="simple" xlink:actuate="onRequest" xlink:title="candle2" xlink:href="../../AppData/Roaming/LibreOffice/4/user/template/candle2.otp" meta:date="2014-12-21T22:31:14.717000000"/>
  </office:meta>
</office:document-meta>
</file>